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Droid sans Mono" svg:font-family="'Droid sans Mono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 style:font-size-asian="10.5pt" style:font-size-complex="10.5pt"/>
    </style:style>
    <style:style style:name="P2" style:family="paragraph" style:parent-style-name="Standard">
      <style:text-properties style:font-name="sans-serif" fo:font-size="10.5pt" officeooo:paragraph-rsid="001fa452" style:font-size-asian="10.5pt" style:font-size-complex="10.5pt"/>
    </style:style>
    <style:style style:name="P3" style:family="paragraph" style:parent-style-name="Standard">
      <style:text-properties style:font-name="monospace" fo:font-size="10.5pt" officeooo:rsid="0022950e" officeooo:paragraph-rsid="0022950e" style:font-size-asian="10.5pt" style:font-size-complex="10.5pt"/>
    </style:style>
    <style:style style:name="P4" style:family="paragraph" style:parent-style-name="Standard">
      <style:text-properties style:font-name="monospace" fo:font-size="10.5pt" officeooo:rsid="0023609f" officeooo:paragraph-rsid="0023609f" style:font-size-asian="10.5pt" style:font-size-complex="10.5pt"/>
    </style:style>
    <style:style style:name="P5" style:family="paragraph" style:parent-style-name="Standard">
      <style:text-properties style:font-name="sans-serif" fo:font-size="10.5pt" style:font-size-asian="10.5pt" style:font-size-complex="10.5pt"/>
    </style:style>
    <style:style style:name="P6" style:family="paragraph" style:parent-style-name="Standard">
      <style:text-properties style:font-name="Droid sans Mono" fo:font-size="10.5pt" style:font-size-asian="10.5pt" style:font-size-complex="10.5pt"/>
    </style:style>
    <style:style style:name="P7" style:family="paragraph" style:parent-style-name="Standard">
      <style:text-properties fo:color="#000000" style:font-name="Droid sans Mono" fo:font-size="10.5pt" style:font-size-asian="10.5pt" style:font-size-complex="10.5pt"/>
    </style:style>
    <style:style style:name="P8" style:family="paragraph" style:parent-style-name="Standard">
      <style:text-properties fo:color="#000000" style:font-name="Droid sans Mono" fo:font-size="10.5pt" officeooo:rsid="0029d45e" officeooo:paragraph-rsid="0029d45e" style:font-size-asian="10.5pt" style:font-size-complex="10.5pt"/>
    </style:style>
    <style:style style:name="P9" style:family="paragraph" style:parent-style-name="Standard">
      <style:text-properties fo:color="#000000" style:font-name="Droid sans Mono" fo:font-size="10.5pt" fo:font-weight="bold" style:font-size-asian="10.5pt" style:font-weight-asian="bold" style:font-size-complex="10.5pt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1" style:family="paragraph" style:parent-style-name="Preformatted_20_Text">
      <style:text-properties fo:color="#000000" style:font-name="DejaVu Sans Mono" fo:font-size="10.5pt" officeooo:rsid="0029d45e" officeooo:paragraph-rsid="0029d45e" style:font-size-asian="10.5pt" style:font-size-complex="10.5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4" style:family="paragraph" style:parent-style-name="Header">
      <style:text-properties fo:color="#000000" style:font-name="Droid sans Mono" fo:font-size="10.5pt" officeooo:rsid="0007b512" officeooo:paragraph-rsid="0016f0cd" style:font-size-asian="10.5pt" style:font-size-complex="10.5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fa452"/>
    </style:style>
    <style:style style:name="T3" style:family="text">
      <style:text-properties style:font-name="sans-serif" officeooo:rsid="0016f0cd"/>
    </style:style>
    <style:style style:name="T4" style:family="text">
      <style:text-properties style:font-name="sans-serif" fo:font-weight="bold" officeooo:rsid="001fa452" style:font-weight-asian="bold" style:font-weight-complex="bold"/>
    </style:style>
    <style:style style:name="T5" style:family="text">
      <style:text-properties style:font-name="sans-serif" fo:font-weight="bold" officeooo:rsid="001d6366" style:font-weight-asian="bold" style:font-weight-complex="bold"/>
    </style:style>
    <style:style style:name="T6" style:family="text">
      <style:text-properties style:font-name="sans-serif" fo:font-weight="bold" officeooo:rsid="0016f0cd" style:font-weight-asian="bold" style:font-weight-complex="bold"/>
    </style:style>
    <style:style style:name="T7" style:family="text">
      <style:text-properties style:font-name="sans-serif" fo:font-weight="normal" officeooo:rsid="0016f0cd" style:font-weight-asian="normal" style:font-weight-complex="normal"/>
    </style:style>
    <style:style style:name="T8" style:family="text">
      <style:text-properties style:font-name="sans-serif" officeooo:rsid="0026cd4e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f0cd" style:font-weight-asian="bold" style:font-weight-complex="bold"/>
    </style:style>
    <style:style style:name="T12" style:family="text">
      <style:text-properties fo:font-weight="bold" officeooo:rsid="001fa452" style:font-weight-asian="bold" style:font-weight-complex="bold"/>
    </style:style>
    <style:style style:name="T13" style:family="text">
      <style:text-properties fo:font-weight="bold" officeooo:rsid="001d6366" style:font-weight-asian="bold" style:font-weight-complex="bold"/>
    </style:style>
    <style:style style:name="T14" style:family="text">
      <style:text-properties officeooo:rsid="001fa452"/>
    </style:style>
    <style:style style:name="T15" style:family="text">
      <style:text-properties style:font-name="monospace"/>
    </style:style>
    <style:style style:name="T16" style:family="text">
      <style:text-properties officeooo:rsid="0026cd4e"/>
    </style:style>
    <style:style style:name="T17" style:family="text">
      <style:text-properties officeooo:rsid="0016f0cd"/>
    </style:style>
    <style:style style:name="T18" style:family="text">
      <style:text-properties fo:font-weight="normal" officeooo:rsid="0016f0cd" style:font-weight-asian="normal" style:font-weight-complex="normal"/>
    </style:style>
    <style:style style:name="T19" style:family="text">
      <style:text-properties officeooo:rsid="002892a4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font-weight="bold"/>
    </style:style>
    <style:style style:name="T24" style:family="text">
      <style:text-properties fo:color="#660e7a" style:font-name="DejaVu Sans Mono" fo:font-weight="bold"/>
    </style:style>
    <style:style style:name="T25" style:family="text">
      <style:text-properties fo:color="#808000"/>
    </style:style>
    <style:style style:name="T26" style:family="text">
      <style:text-properties fo:color="#808000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UT Info2 <text:span text:style-name="T10">201</text:span><text:span text:style-name="T11">6</text:span><text:span text:style-name="T10">/201</text:span><text:span text:style-name="T11">7</text:span></text:p>
      <text:p text:style-name="P14">Date de rendu : <text:span text:style-name="T14">18</text:span> / <text:span text:style-name="T14">10</text:span> / 20<text:span text:style-name="T17">17</text:span></text:p>
      <text:p text:style-name="P14">Groupe TD : <text:span text:style-name="T12">D</text:span><text:tab/></text:p>
      <text:p text:style-name="P14"><text:span text:style-name="T18">Nom : </text:span><text:span text:style-name="T13">Lucas Détré – Arthur Guyader - </text:span><text:span text:style-name="T11">GICQUEL Antoine</text:span></text:p>
      <text:p text:style-name="P7"/>
      <text:p text:style-name="P9">TP6 : Réseau</text:p>
      <text:p text:style-name="P7"/>
      <text:p text:style-name="P7">L’objectif du TP est de réaliser un système communicant non centralisé en implantant</text:p>
      <text:p text:style-name="P7">le jeu du “Romancier Scilof” avec des datagrammes.</text:p>
      <text:p text:style-name="P7">Le format des échanges (commandes) avec l’utilisateur est libre. En revanche</text:p>
      <text:p text:style-name="P7">pour permettre l’interopérabilité, il faudra respecter le protocole réseau. Les data-</text:p>
      <text:p text:style-name="P7">grammes contiennent des chaînes de caractères commençant par une date (AAMMJJ</text:p>
      <text:p text:style-name="P7">hh :mm :ss) et finissant par un retour à la ligne ( \n). Les mots clefs sont ceux vus en</text:p>
      <text:p text:style-name="P7">TD.</text:p>
      <text:p text:style-name="P7"/>
      <text:p text:style-name="P8">package model;</text:p>
      <text:p text:style-name="P8"/>
      <text:p text:style-name="P8">import java.util.regex.Matcher;</text:p>
      <text:p text:style-name="P8">import java.util.regex.Pattern;</text:p>
      <text:p text:style-name="P8"/>
      <text:p text:style-name="P8">public class Automate {</text:p>
      <text:p text:style-name="P8"><text:tab/></text:p>
      <text:p text:style-name="P8"><text:tab/>public static String[] tests = {</text:p>
      <text:p text:style-name="P8"><text:tab/>"140824 07:09:30 alice: guest bob",</text:p>
      <text:p text:style-name="P8"><text:tab/>"140824 07:09:31 alice: guest grpA:bob",</text:p>
      <text:p text:style-name="P8"><text:tab/>"140824 07:09:32 alice: guest grpA:",</text:p>
      <text:p text:style-name="P8"><text:tab/>"140824 07:09:33 bob: welcome alice@10.0.0.1:8080",</text:p>
      <text:p text:style-name="P8"><text:tab/>"140824 07:09:34 alice: welcome bob@10.0.0.2:8081, chalie@10.0.0.1:8082",</text:p>
      <text:p text:style-name="P8"><text:tab/>"140824 07:09:35 alice: send 10.0.0.1:8080-A",</text:p>
      <text:p text:style-name="P8"><text:tab/>"140824 07:09:36 alice: answer 10.0.0.1:8082-C",</text:p>
      <text:p text:style-name="P8"><text:tab/>"140824 07:09:37 alice: reject 10.0.0.1:8080-A",</text:p>
      <text:p text:style-name="P8"><text:tab/>"140824 07:09:38 alice: close",</text:p>
      <text:p text:style-name="P8"><text:tab/>"140824 07:09:39 bob: full",</text:p>
      <text:p text:style-name="P8"><text:tab/>"140824 07:09:40 bob: done 10.0.0.2:8081-[ACD] 10.0.0.2:8082-[BD] 10.0.0.2:8083-F"</text:p>
      <text:p text:style-name="P8"><text:tab/>};</text:p>
      <text:p text:style-name="P8"><text:tab/></text:p>
      <text:p text:style-name="P8"><text:tab/>public static String expressionCommande ="[a-z]*\\s+";</text:p>
      <text:p text:style-name="P8"><text:tab/>public static String expressionDate ="(\\d{6})\\s(\\d{2}):(\\d{2}):(\\d{2})\\s*(.+)\\s*";</text:p>
      <text:p text:style-name="P8"><text:tab/>public static String regxAdresseIp = "((\\d{1,3}).(\\d{1,3}).(\\d{1,3}).(\\d{1,3}):(\\d{1,5}))";</text:p>
      <text:p text:style-name="P8"><text:tab/>public static String regxAdressePort = "((-\\w)?|(-\\[\\w+\\])?)";</text:p>
      <text:p text:style-name="P8"><text:tab/>public static String regxAdresseFinal = "("+ regxAdresseIp + regxAdressePort + ",?\\s*)*";</text:p>
      <text:p text:style-name="P8"><text:tab/>public static String regxUtilisateur = "(((\\w)*)|((\\w)*:(\\w)*)|((\\w)*@"+regxAdresseFinal+"|"+regxAdresseFinal+")*)";</text:p>
      <text:p text:style-name="P8"><text:tab/>public static String expressionCorrect = expressionDate+expressionCommande+regxUtilisateur;</text:p>
      <text:p text:style-name="P8"><text:tab/></text:p>
      <text:p text:style-name="P8"><text:tab/></text:p>
      <text:p text:style-name="P8"><text:tab/>public static String[] commande = {</text:p>
      <text:p text:style-name="P8"><text:tab/><text:tab/><text:tab/>"guest",</text:p>
      <text:p text:style-name="P8"><text:tab/><text:tab/><text:tab/>"welcome",</text:p>
      <text:p text:style-name="P8"><text:tab/><text:tab/><text:tab/>"send",</text:p>
      <text:p text:style-name="P8"><text:tab/><text:tab/><text:tab/>"answer",</text:p>
      <text:p text:style-name="P8"><text:tab/><text:tab/><text:tab/>"reject",</text:p>
      <text:p text:style-name="P8"><text:tab/><text:tab/><text:tab/>"close",</text:p>
      <text:p text:style-name="P8"><text:tab/><text:tab/><text:tab/>"full",</text:p>
      <text:p text:style-name="P8"><text:soft-page-break/><text:tab/><text:tab/><text:tab/>"done"</text:p>
      <text:p text:style-name="P8"><text:tab/>};</text:p>
      <text:p text:style-name="P8"><text:tab/></text:p>
      <text:p text:style-name="P8"><text:tab/>public static void main(String[] args) {</text:p>
      <text:p text:style-name="P8"><text:tab/><text:tab/>for(String ligne : tests) {</text:p>
      <text:p text:style-name="P8"><text:tab/><text:tab/><text:tab/>executerLigne(ligne);</text:p>
      <text:p text:style-name="P8"><text:tab/><text:tab/>}</text:p>
      <text:p text:style-name="P8"><text:tab/>}</text:p>
      <text:p text:style-name="P8"><text:tab/></text:p>
      <text:p text:style-name="P8"><text:tab/>public static boolean estValide(String req) {</text:p>
      <text:p text:style-name="P8"><text:tab/><text:tab/>Pattern p = Pattern.compile(expressionCorrect);</text:p>
      <text:p text:style-name="P8"><text:tab/> <text:s text:c="3"/>Matcher m = p.matcher(req);</text:p>
      <text:p text:style-name="P8"><text:tab/> <text:s text:c="3"/>return m.matches();</text:p>
      <text:p text:style-name="P8"><text:tab/>}</text:p>
      <text:p text:style-name="P8"><text:tab/></text:p>
      <text:p text:style-name="P8"><text:tab/></text:p>
      <text:p text:style-name="P8"><text:tab/>private static boolean isDate(String date) {</text:p>
      <text:p text:style-name="P8"><text:tab/> <text:s text:c="3"/>Pattern p = Pattern.compile(expressionDate);</text:p>
      <text:p text:style-name="P8"><text:tab/> <text:s text:c="3"/>Matcher m = p.matcher(date);</text:p>
      <text:p text:style-name="P8"><text:tab/> <text:s text:c="3"/>return m.matches();</text:p>
      <text:p text:style-name="P8"><text:tab/>}</text:p>
      <text:p text:style-name="P8"><text:tab/></text:p>
      <text:p text:style-name="P8"><text:tab/>public static String recupererMethode (String ligne) {</text:p>
      <text:p text:style-name="P8"><text:tab/><text:tab/>String ret ="erreur";</text:p>
      <text:p text:style-name="P8"><text:tab/><text:tab/>Pattern p = Pattern.compile(expressionCorrect);</text:p>
      <text:p text:style-name="P8"><text:tab/><text:tab/>Matcher m = p.matcher(ligne);</text:p>
      <text:p text:style-name="P8"><text:tab/><text:tab/>boolean bol = m.matches();</text:p>
      <text:p text:style-name="P8"><text:tab/><text:tab/>boolean trouve = false;</text:p>
      <text:p text:style-name="P8"><text:tab/><text:tab/></text:p>
      <text:p text:style-name="P8"><text:tab/><text:tab/>if(bol) {</text:p>
      <text:p text:style-name="P8"><text:tab/><text:tab/><text:tab/>for(int i=0;i&lt;commande.length &amp;&amp; !trouve;i++) {</text:p>
      <text:p text:style-name="P8"><text:tab/><text:tab/><text:tab/><text:tab/>if(ligne.contains(commande[i])) {</text:p>
      <text:p text:style-name="P8"><text:tab/><text:tab/><text:tab/><text:tab/><text:tab/>ret = commande[i];</text:p>
      <text:p text:style-name="P8"><text:tab/><text:tab/><text:tab/><text:tab/><text:tab/>trouve=true;</text:p>
      <text:p text:style-name="P8"><text:tab/><text:tab/><text:tab/><text:tab/>}</text:p>
      <text:p text:style-name="P8"><text:tab/><text:tab/><text:tab/>}<text:tab/><text:tab/><text:tab/></text:p>
      <text:p text:style-name="P8"><text:tab/><text:tab/>}</text:p>
      <text:p text:style-name="P8"><text:tab/><text:tab/>return ret;</text:p>
      <text:p text:style-name="P8"><text:tab/>}</text:p>
      <text:p text:style-name="P8"><text:tab/></text:p>
      <text:p text:style-name="P8"><text:tab/>public static void executerLigne(String ligne) {</text:p>
      <text:p text:style-name="P8"><text:tab/><text:tab/>String res = recupererMethode(ligne);</text:p>
      <text:p text:style-name="P8"><text:tab/><text:tab/>if(res.equals("guest")) {</text:p>
      <text:p text:style-name="P8"><text:tab/><text:tab/><text:tab/>guest();</text:p>
      <text:p text:style-name="P8"><text:tab/><text:tab/>}else if(res.equals("welcome")){</text:p>
      <text:p text:style-name="P8"><text:tab/><text:tab/><text:tab/>welcome();</text:p>
      <text:p text:style-name="P8"><text:tab/><text:tab/>}else if(res.equals("send")){</text:p>
      <text:p text:style-name="P8"><text:tab/><text:tab/><text:tab/>send();</text:p>
      <text:p text:style-name="P8"><text:tab/><text:tab/>}else if(res.equals("answer")){<text:tab/><text:tab/></text:p>
      <text:p text:style-name="P8"><text:tab/><text:tab/><text:tab/>answer();</text:p>
      <text:p text:style-name="P8"><text:tab/><text:tab/>}else if(res.equals("reject")){</text:p>
      <text:p text:style-name="P8"><text:tab/><text:tab/><text:tab/>reject();</text:p>
      <text:p text:style-name="P8"><text:tab/><text:tab/>}else if(res.equals("close")){</text:p>
      <text:p text:style-name="P8"><text:tab/><text:tab/><text:tab/>close();</text:p>
      <text:p text:style-name="P8"><text:tab/><text:tab/>}else if(res.equals("full")){</text:p>
      <text:p text:style-name="P8"><text:tab/><text:tab/><text:tab/>full();</text:p>
      <text:p text:style-name="P8"><text:tab/><text:tab/>}else if(res.equals("done")){</text:p>
      <text:p text:style-name="P8"><text:tab/><text:tab/><text:tab/>done();</text:p>
      <text:p text:style-name="P8"><text:tab/><text:tab/>}</text:p>
      <text:p text:style-name="P8"><text:soft-page-break/><text:tab/>}</text:p>
      <text:p text:style-name="P8"><text:tab/></text:p>
      <text:p text:style-name="P8"><text:tab/>public static void guest() {</text:p>
      <text:p text:style-name="P8"><text:tab/><text:tab/>System.out.println("guest");</text:p>
      <text:p text:style-name="P8"><text:tab/>}</text:p>
      <text:p text:style-name="P8"><text:tab/></text:p>
      <text:p text:style-name="P8"><text:tab/>public static void welcome() {</text:p>
      <text:p text:style-name="P8"><text:tab/><text:tab/>System.out.println("welcome");</text:p>
      <text:p text:style-name="P8"><text:tab/>}</text:p>
      <text:p text:style-name="P8"><text:tab/></text:p>
      <text:p text:style-name="P8"><text:tab/>public static void send() {</text:p>
      <text:p text:style-name="P8"><text:tab/><text:tab/>System.out.println("send");</text:p>
      <text:p text:style-name="P8"><text:tab/>}</text:p>
      <text:p text:style-name="P8"><text:tab/></text:p>
      <text:p text:style-name="P8"><text:tab/>public static void answer() {</text:p>
      <text:p text:style-name="P8"><text:tab/><text:tab/>System.out.println("answer");</text:p>
      <text:p text:style-name="P8"><text:tab/>}</text:p>
      <text:p text:style-name="P8"><text:tab/></text:p>
      <text:p text:style-name="P8"><text:tab/>public static void reject() {</text:p>
      <text:p text:style-name="P8"><text:tab/><text:tab/>System.out.println("reject");</text:p>
      <text:p text:style-name="P8"><text:tab/>}</text:p>
      <text:p text:style-name="P8"><text:tab/></text:p>
      <text:p text:style-name="P8"><text:tab/>public static void close() {</text:p>
      <text:p text:style-name="P8"><text:tab/><text:tab/>System.out.println("close");</text:p>
      <text:p text:style-name="P8"><text:tab/>}</text:p>
      <text:p text:style-name="P8"><text:tab/></text:p>
      <text:p text:style-name="P8"><text:tab/>public static void full() {</text:p>
      <text:p text:style-name="P8"><text:tab/><text:tab/>System.out.println("full");</text:p>
      <text:p text:style-name="P8"><text:tab/>}</text:p>
      <text:p text:style-name="P8"><text:tab/></text:p>
      <text:p text:style-name="P8"><text:tab/>public static void done() {</text:p>
      <text:p text:style-name="P8"><text:tab/><text:tab/>System.out.println("done");</text:p>
      <text:p text:style-name="P8"><text:tab/>}</text:p>
      <text:p text:style-name="P8"><text:tab/></text:p>
      <text:p text:style-name="P8">}</text:p>
      <text:p text:style-name="P8">package model;</text:p>
      <text:p text:style-name="P8"/>
      <text:p text:style-name="P8">public class Carte {</text:p>
      <text:p text:style-name="P8"/>
      <text:p text:style-name="P8"><text:tab/>private int numero;</text:p>
      <text:p text:style-name="P8"><text:tab/></text:p>
      <text:p text:style-name="P8"><text:tab/>public Carte(int nb) {</text:p>
      <text:p text:style-name="P8"><text:tab/><text:tab/>numero = nb;</text:p>
      <text:p text:style-name="P8"><text:tab/>}</text:p>
      <text:p text:style-name="P8"><text:tab/></text:p>
      <text:p text:style-name="P8"><text:tab/></text:p>
      <text:p text:style-name="P8"><text:tab/>public int getNumero() {</text:p>
      <text:p text:style-name="P8"><text:tab/><text:tab/>return this.numero;</text:p>
      <text:p text:style-name="P8"><text:tab/>}</text:p>
      <text:p text:style-name="P8"><text:tab/></text:p>
      <text:p text:style-name="P8"><text:tab/></text:p>
      <text:p text:style-name="P8">}</text:p>
      <text:p text:style-name="P8">package model;</text:p>
      <text:p text:style-name="P8"/>
      <text:p text:style-name="P8">import java.util.ArrayList;</text:p>
      <text:p text:style-name="P8">import java.util.Scanner;</text:p>
      <text:p text:style-name="P8"/>
      <text:p text:style-name="P8">public class Game {</text:p>
      <text:p text:style-name="P8"/>
      <text:p text:style-name="P8"><text:soft-page-break/><text:tab/>private ArrayList&lt;Player&gt; mesJoueurs;</text:p>
      <text:p text:style-name="P8"><text:tab/>String port;</text:p>
      <text:p text:style-name="P8"><text:tab/></text:p>
      <text:p text:style-name="P8"><text:tab/></text:p>
      <text:p text:style-name="P8"><text:tab/>public Game(ArrayList&lt;Player&gt; lesJoueurs,String port) {</text:p>
      <text:p text:style-name="P8"><text:tab/><text:tab/>mesJoueurs=lesJoueurs;</text:p>
      <text:p text:style-name="P8"><text:tab/><text:tab/>this.port = port;</text:p>
      <text:p text:style-name="P8"><text:tab/>}</text:p>
      <text:p text:style-name="P8"><text:tab/></text:p>
      <text:p text:style-name="P8"><text:tab/></text:p>
      <text:p text:style-name="P8"><text:tab/>public void send() {</text:p>
      <text:p text:style-name="P8"><text:tab/><text:tab/>Scanner sc = new Scanner(System.in);</text:p>
      <text:p text:style-name="P8"/>
      <text:p text:style-name="P8"><text:tab/><text:tab/>System.out.println("Veuillez saisir le joueur qui joue :");</text:p>
      <text:p text:style-name="P8"/>
      <text:p text:style-name="P8"><text:tab/><text:tab/>int player = sc.nextInt();</text:p>
      <text:p text:style-name="P8"/>
      <text:p text:style-name="P8"><text:tab/><text:tab/>System.out.println("Vous avez saisi : " + player);</text:p>
      <text:p text:style-name="P8"><text:tab/><text:tab/></text:p>
      <text:p text:style-name="P8"><text:tab/><text:tab/>int recepteur = sc.nextInt();</text:p>
      <text:p text:style-name="P8"><text:tab/><text:tab/></text:p>
      <text:p text:style-name="P8"><text:tab/><text:tab/>System.out.println("Vous avez saisi : " + recepteur);</text:p>
      <text:p text:style-name="P8"><text:tab/><text:tab/></text:p>
      <text:p text:style-name="P8"><text:tab/><text:tab/></text:p>
      <text:p text:style-name="P8"><text:tab/><text:tab/>String rec = mesJoueurs.get(player-1).send( "send",mesJoueurs.get(recepteur-1).getIP()+":"+this.port+"-A");</text:p>
      <text:p text:style-name="P8"><text:tab/><text:tab/>System.out.println(rec);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</text:p>
      <text:p text:style-name="P8"><text:tab/>public static void main(String[] args) {</text:p>
      <text:p text:style-name="P8"><text:tab/><text:tab/>Player play = new Player(2, "A", "192.168.1.1");</text:p>
      <text:p text:style-name="P8"><text:tab/><text:tab/>Player play2 = new Player(2, "B", "192.168.1.2");</text:p>
      <text:p text:style-name="P8"><text:tab/><text:tab/></text:p>
      <text:p text:style-name="P8"><text:tab/><text:tab/>ArrayList&lt;Player&gt; lesJoueurs = new ArrayList&lt;Player&gt;();</text:p>
      <text:p text:style-name="P8"><text:tab/><text:tab/>lesJoueurs.add(play);</text:p>
      <text:p text:style-name="P8"><text:tab/><text:tab/>lesJoueurs.add(play2);</text:p>
      <text:p text:style-name="P8"><text:tab/><text:tab/></text:p>
      <text:p text:style-name="P8"><text:tab/><text:tab/>Game maPartie = new Game(lesJoueurs, "5000");</text:p>
      <text:p text:style-name="P8"><text:tab/><text:tab/>maPartie.send();</text:p>
      <text:p text:style-name="P8"><text:tab/>}</text:p>
      <text:p text:style-name="P8"><text:tab/></text:p>
      <text:p text:style-name="P8">}</text:p>
      <text:p text:style-name="P8">// (c) F. Merciol </text:p>
      <text:p text:style-name="P8">// Plus d'informations sur http://m3101.merciol.fr</text:p>
      <text:p text:style-name="P8">package model;</text:p>
      <text:p text:style-name="P8"/>
      <text:p text:style-name="P8">import java.io.IOException;</text:p>
      <text:p text:style-name="P8">import java.net.SocketException;</text:p>
      <text:p text:style-name="P8">import java.util.List;</text:p>
      <text:p text:style-name="P8">// XXX</text:p>
      <text:p text:style-name="P8"/>
      <text:p text:style-name="P8">public class NetCom implements ICom {</text:p>
      <text:p text:style-name="P8"/>
      <text:p text:style-name="P8"><text:s text:c="4"/>// ======================================================================</text:p>
      <text:p text:style-name="P8"><text:soft-page-break/><text:s text:c="4"/>Game game;</text:p>
      <text:p text:style-name="P8"><text:s text:c="4"/>// XXX</text:p>
      <text:p text:style-name="P8"/>
      <text:p text:style-name="P8"><text:s text:c="4"/>public NetCom (Game game, int gamePort) throws SocketException {</text:p>
      <text:p text:style-name="P8"><text:tab/>this.game = game;</text:p>
      <text:p text:style-name="P8"><text:tab/>// XXX</text:p>
      <text:p text:style-name="P8"><text:s text:c="4"/>}</text:p>
      <text:p text:style-name="P8"/>
      <text:p text:style-name="P8"><text:s text:c="4"/>// ======================================================================</text:p>
      <text:p text:style-name="P8"><text:s text:c="4"/>public void sendMsg (Player player, String msg) {</text:p>
      <text:p text:style-name="P8"><text:tab/>// XXX</text:p>
      <text:p text:style-name="P8"><text:s text:c="3"/>}</text:p>
      <text:p text:style-name="P8"/>
      <text:p text:style-name="P8"><text:s text:c="4"/>// ======================================================================</text:p>
      <text:p text:style-name="P8"><text:s text:c="4"/>public void sendAllMsg (List&lt;Player&gt; players, String msg) {</text:p>
      <text:p text:style-name="P8"><text:tab/>// XXX</text:p>
      <text:p text:style-name="P8"><text:s text:c="4"/>}</text:p>
      <text:p text:style-name="P8"/>
      <text:p text:style-name="P8"><text:s text:c="4"/>public Packet receiveMsg () throws IOException {</text:p>
      <text:p text:style-name="P8"><text:tab/>// XXX</text:p>
      <text:p text:style-name="P8"><text:tab/>return null;</text:p>
      <text:p text:style-name="P8"><text:s text:c="4"/>}</text:p>
      <text:p text:style-name="P8"/>
      <text:p text:style-name="P8"><text:s text:c="4"/>// ======================================================================</text:p>
      <text:p text:style-name="P8">}</text:p>
      <text:p text:style-name="P8">package model;</text:p>
      <text:p text:style-name="P8"/>
      <text:p text:style-name="P8">import java.util.ArrayList;</text:p>
      <text:p text:style-name="P8">import java.util.Date;</text:p>
      <text:p text:style-name="P8"/>
      <text:p text:style-name="P8">public class Player {</text:p>
      <text:p text:style-name="P8"><text:tab/></text:p>
      <text:p text:style-name="P8"><text:tab/></text:p>
      <text:p text:style-name="P8"><text:tab/>private String adresseIP;</text:p>
      <text:p text:style-name="P8"><text:tab/>private String nom;</text:p>
      <text:p text:style-name="P8"><text:tab/>private ArrayList&lt;Carte&gt; mesCartes;</text:p>
      <text:p text:style-name="P8"><text:tab/>private int nbJoueur;</text:p>
      <text:p text:style-name="P8"><text:tab/></text:p>
      <text:p text:style-name="P8"><text:tab/></text:p>
      <text:p text:style-name="P8"><text:tab/>public Player(int nbJoueur,String nom,String adresseIP) {</text:p>
      <text:p text:style-name="P8"><text:tab/><text:tab/>this.nbJoueur=nbJoueur;</text:p>
      <text:p text:style-name="P8"><text:tab/><text:tab/>this.nom=nom;</text:p>
      <text:p text:style-name="P8"><text:tab/><text:tab/>this.adresseIP=adresseIP;</text:p>
      <text:p text:style-name="P8"><text:tab/><text:tab/>mesCartes = new ArrayList&lt;Carte&gt;();</text:p>
      <text:p text:style-name="P8"><text:tab/><text:tab/>for(int i=0;i&lt;nbJoueur;i++) {</text:p>
      <text:p text:style-name="P8"><text:tab/><text:tab/><text:tab/>mesCartes.add(new Carte(i));</text:p>
      <text:p text:style-name="P8"><text:tab/><text:tab/>}</text:p>
      <text:p text:style-name="P8"><text:tab/>}</text:p>
      <text:p text:style-name="P8"><text:tab/></text:p>
      <text:p text:style-name="P8"><text:tab/></text:p>
      <text:p text:style-name="P8"><text:tab/>public String send(String action,String arg) {</text:p>
      <text:p text:style-name="P8"><text:tab/><text:tab/>String ret ="";</text:p>
      <text:p text:style-name="P8"><text:tab/><text:tab/></text:p>
      <text:p text:style-name="P8"><text:soft-page-break/><text:tab/><text:tab/></text:p>
      <text:p text:style-name="P8"><text:tab/><text:tab/>java.text.SimpleDateFormat sdf = new java.text.SimpleDateFormat("yyMMdd HH:mm:ss");</text:p>
      <text:p text:style-name="P8"><text:tab/><text:tab/>String texte_date = sdf.format(new Date());</text:p>
      <text:p text:style-name="P8"><text:tab/><text:tab/></text:p>
      <text:p text:style-name="P8"/>
      <text:p text:style-name="P8"><text:tab/><text:tab/>String req=texte_date+" "+this.nom+": "+action+" "+arg;</text:p>
      <text:p text:style-name="P8"><text:tab/><text:tab/>System.out.println(req);</text:p>
      <text:p text:style-name="P8"><text:tab/><text:tab/>if(Automate.estValide(req)){</text:p>
      <text:p text:style-name="P8"><text:tab/><text:tab/><text:tab/>ret = req;</text:p>
      <text:p text:style-name="P8"><text:tab/><text:tab/>}else {</text:p>
      <text:p text:style-name="P8"><text:tab/><text:tab/><text:tab/>ret = "ERREUR";</text:p>
      <text:p text:style-name="P8"><text:tab/><text:tab/>}</text:p>
      <text:p text:style-name="P8"><text:tab/><text:tab/></text:p>
      <text:p text:style-name="P8"><text:tab/><text:tab/>return ret;</text:p>
      <text:p text:style-name="P8"><text:tab/><text:tab/></text:p>
      <text:p text:style-name="P8"><text:tab/>}</text:p>
      <text:p text:style-name="P8"><text:tab/></text:p>
      <text:p text:style-name="P8"><text:tab/></text:p>
      <text:p text:style-name="P8"><text:tab/>public static void main(String[] args) {</text:p>
      <text:p text:style-name="P8"><text:tab/><text:tab/></text:p>
      <text:p text:style-name="P8"><text:tab/><text:tab/>Player play = new Player(2, "A", "192");</text:p>
      <text:p text:style-name="P8"><text:tab/><text:tab/>String rec = play.send("guest", "bob");</text:p>
      <text:p text:style-name="P8"><text:tab/><text:tab/>System.out.println(rec);</text:p>
      <text:p text:style-name="P8"><text:tab/>}</text:p>
      <text:p text:style-name="P8"><text:tab/></text:p>
      <text:p text:style-name="P8"><text:tab/></text:p>
      <text:p text:style-name="P8"><text:tab/>public String getIP() {</text:p>
      <text:p text:style-name="P8"><text:tab/><text:tab/>return this.adresseIP;</text:p>
      <text:p text:style-name="P8"><text:tab/>}</text:p>
      <text:p text:style-name="P8"><text:tab/></text:p>
      <text:p text:style-name="P8"><text:tab/></text:p>
      <text:p text:style-name="P8"/>
      <text:p text:style-name="P8">}</text:p>
      <text:p text:style-name="P8">package model;</text:p>
      <text:p text:style-name="P8"/>
      <text:p text:style-name="P8">import java.util.StringTokenizer;</text:p>
      <text:p text:style-name="P8"/>
      <text:p text:style-name="P8">public class Traitement {</text:p>
      <text:p text:style-name="P8"><text:tab/></text:p>
      <text:p text:style-name="P8"><text:tab/>public static String[] tests = {</text:p>
      <text:p text:style-name="P8"><text:tab/><text:tab/><text:tab/>"send A 1",</text:p>
      <text:p text:style-name="P8"><text:tab/><text:tab/><text:tab/>"answer B 3",</text:p>
      <text:p text:style-name="P8"><text:tab/><text:tab/><text:tab/>"guest bob",</text:p>
      <text:p text:style-name="P8"><text:tab/><text:tab/><text:tab/>"return A",<text:tab/></text:p>
      <text:p text:style-name="P8"><text:tab/><text:tab/><text:tab/>"close",<text:tab/><text:tab/></text:p>
      <text:p text:style-name="P8"><text:tab/><text:tab/><text:tab/>"full",<text:tab/><text:tab/></text:p>
      <text:p text:style-name="P8"><text:tab/><text:tab/><text:tab/>"quit"</text:p>
      <text:p text:style-name="P8"><text:tab/>};</text:p>
      <text:p text:style-name="P8"/>
      <text:p text:style-name="P8"><text:tab/>public static void main(String[] args) {</text:p>
      <text:p text:style-name="P8"><text:tab/><text:tab/>for (String ligne : tests) {</text:p>
      <text:p text:style-name="P8"><text:tab/><text:tab/><text:tab/>StringTokenizer st = new StringTokenizer(ligne);</text:p>
      <text:p text:style-name="P8"><text:tab/><text:tab/><text:tab/>while(st.hasMoreTokens()) {</text:p>
      <text:p text:style-name="P8"><text:tab/><text:tab/><text:tab/><text:tab/>String word = st.nextToken();</text:p>
      <text:p text:style-name="P8"><text:tab/><text:tab/><text:tab/><text:tab/>System.out.println(word);</text:p>
      <text:p text:style-name="P8"><text:tab/><text:tab/><text:tab/>}</text:p>
      <text:p text:style-name="P8"><text:tab/><text:tab/>}</text:p>
      <text:p text:style-name="P8"><text:tab/>}</text:p>
      <text:p text:style-name="P8"><text:soft-page-break/><text:tab/></text:p>
      <text:p text:style-name="P8">}</text:p>
      <text:p text:style-name="P8"/>
      <text:p text:style-name="P11"><text:span text:style-name="T9">import </text:span>java.io.IOException;</text:p>
      <text:p text:style-name="P10"><text:span text:style-name="T9">import </text:span>java.net.ServerSocket;</text:p>
      <text:p text:style-name="P10"><text:span text:style-name="T9">import </text:span>java.net.Socket;</text:p>
      <text:p text:style-name="P10"><text:span text:style-name="T9">import </text:span>java.util.ArrayList;</text:p>
      <text:p text:style-name="P10"><text:span text:style-name="T9">public class </text:span>GameServer {</text:p>
      <text:p text:style-name="P12"><text:s text:c="4"/><text:span text:style-name="T23">private </text:span><text:span text:style-name="T22">ServerSocket </text:span><text:span text:style-name="T23">serverSocket</text:span><text:span text:style-name="T22">;</text:span></text:p>
      <text:p text:style-name="P12"><text:s text:c="4"/><text:span text:style-name="T23">private </text:span><text:span text:style-name="T22">ArrayList&lt;Socket&gt; </text:span><text:span text:style-name="T23">clients</text:span><text:span text:style-name="T22">;</text:span></text:p>
      <text:p text:style-name="P12"><text:s text:c="4"/><text:span text:style-name="T23">public </text:span><text:span text:style-name="T22">GameServer(</text:span><text:span text:style-name="T23">int </text:span><text:span text:style-name="T22">port) {</text:span></text:p>
      <text:p text:style-name="P12"><text:s text:c="8"/><text:span text:style-name="T23">try </text:span><text:span text:style-name="T22">{</text:span></text:p>
      <text:p text:style-name="P12"><text:s text:c="12"/><text:span text:style-name="T23">serverSocket </text:span><text:span text:style-name="T22">= </text:span><text:span text:style-name="T23">new </text:span><text:span text:style-name="T22">ServerSocket(port);</text:span></text:p>
      <text:p text:style-name="P12"><text:s text:c="8"/><text:span text:style-name="T22">} </text:span><text:span text:style-name="T23">catch </text:span><text:span text:style-name="T22">(IOException e) {</text:span></text:p>
      <text:p text:style-name="P12"><text:s text:c="12"/><text:span text:style-name="T22">e.printStackTrace();</text:span></text:p>
      <text:p text:style-name="P12"><text:s text:c="8"/><text:span text:style-name="T22">}</text:span></text:p>
      <text:p text:style-name="P12"><text:s text:c="8"/><text:span text:style-name="T23">clients </text:span><text:span text:style-name="T22">= </text:span><text:span text:style-name="T23">new </text:span><text:span text:style-name="T22">ArrayList&lt;&gt;();</text:span></text:p>
      <text:p text:style-name="P12"><text:s text:c="4"/><text:span text:style-name="T22">}</text:span></text:p>
      <text:p text:style-name="P12"><text:s text:c="4"/><text:span text:style-name="T23">public void </text:span><text:span text:style-name="T22">open() {</text:span></text:p>
      <text:p text:style-name="P12"><text:s text:c="8"/><text:span text:style-name="T23">new </text:span><text:span text:style-name="T22">Thread(</text:span><text:span text:style-name="T23">new </text:span><text:span text:style-name="T22">Runnable() {</text:span></text:p>
      <text:p text:style-name="P12"><text:s text:c="12"/><text:span text:style-name="T22">@Override</text:span></text:p>
      <text:p text:style-name="P12"><text:s text:c="12"/><text:span text:style-name="T23">public void </text:span><text:span text:style-name="T22">run() {</text:span></text:p>
      <text:p text:style-name="P12"><text:s text:c="16"/><text:span text:style-name="T23">while</text:span><text:span text:style-name="T22">(</text:span><text:span text:style-name="T23">true</text:span><text:span text:style-name="T22">) {</text:span></text:p>
      <text:p text:style-name="P12"><text:s text:c="20"/><text:span text:style-name="T22">Socket clientSocket = </text:span><text:span text:style-name="T23">null</text:span><text:span text:style-name="T22">;</text:span></text:p>
      <text:p text:style-name="P12"><text:s text:c="20"/><text:span text:style-name="T23">try </text:span><text:span text:style-name="T22">{</text:span></text:p>
      <text:p text:style-name="P12"><text:s text:c="24"/><text:span text:style-name="T22">clientSocket = </text:span><text:span text:style-name="T23">serverSocket</text:span><text:span text:style-name="T22">.accept();</text:span></text:p>
      <text:p text:style-name="P12"><text:s text:c="24"/><text:span text:style-name="T23">clients</text:span><text:span text:style-name="T22">.add(clientSocket);</text:span></text:p>
      <text:p text:style-name="P12"><text:s text:c="20"/><text:span text:style-name="T22">}</text:span></text:p>
      <text:p text:style-name="P12"><text:s text:c="20"/><text:span text:style-name="T23">catch </text:span><text:span text:style-name="T22">(IOException e) {}</text:span></text:p>
      <text:p text:style-name="P12"><text:s text:c="16"/><text:span text:style-name="T22">}</text:span></text:p>
      <text:p text:style-name="P12"><text:s text:c="12"/><text:span text:style-name="T22">}</text:span></text:p>
      <text:p text:style-name="P12"><text:s text:c="8"/><text:span text:style-name="T22">}).start();</text:span></text:p>
      <text:p text:style-name="P12"><text:s text:c="4"/><text:span text:style-name="T22">}</text:span></text:p>
      <text:p text:style-name="P13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Droid sans Mono" svg:font-family="'Droid sans Mono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10-18T12:48:48.978803784</dc:date>
    <meta:editing-duration>PT4H2M50S</meta:editing-duration>
    <meta:editing-cycles>18</meta:editing-cycles>
    <meta:generator>LibreOffice/5.3.6.1$Linux_X86_64 LibreOffice_project/30$Build-1</meta:generator>
    <meta:document-statistic meta:table-count="0" meta:image-count="0" meta:object-count="0" meta:page-count="7" meta:paragraph-count="343" meta:word-count="880" meta:character-count="8020" meta:non-whitespace-character-count="6622"/>
  </office:meta>
</office:document-meta>
</file>